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9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60.55pt"/>
    </style:style>
    <style:style style:name="co4" style:family="table-column">
      <style:table-column-properties fo:break-before="auto" style:column-width="131.2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4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37.56pt" fo:break-before="auto" style:use-optimal-row-height="true"/>
    </style:style>
    <style:style style:name="ro5" style:family="table-row">
      <style:table-row-properties style:row-height="35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ff6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cff66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fo:background-color="#ff3333" style:text-align-source="fix" style:repeat-content="false"/>
      <style:paragraph-properties fo:text-align="end" fo:margin-left="0pt"/>
    </style:style>
    <style:style style:name="ce9" style:family="table-cell" style:parent-style-name="Default" style:data-style-name="N104"/>
    <style:style style:name="ce10" style:family="table-cell" style:parent-style-name="Default" style:data-style-name="N104">
      <style:table-cell-properties fo:background-color="#ccff66"/>
    </style:style>
    <style:style style:name="ce11" style:family="table-cell" style:parent-style-name="Default">
      <style:table-cell-properties fo:background-color="#ccff66" style:text-align-source="fix" style:repeat-content="false"/>
      <style:paragraph-properties fo:text-align="end" fo:margin-left="0pt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background-color="#ccff66"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7"/>
        <table:table-column table:style-name="co2" table:default-cell-style-name="ce9"/>
        <table:table-column table:style-name="co4" table:default-cell-style-name="ce12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Wishlis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Covered By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12in. X 1-1/4 in. PVC Pipe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6in. X 1in. PVC Pipe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6" calcext:value-type="float">
            <text:p>26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12 in. x 1 in. PVC Pipe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6" calcext:value-type="float">
            <text:p>26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12in. X 2in. PVC Pipe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7" calcext:value-type="float">
            <text:p>27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2in. PVC Cap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32, 39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1-1/4 in. PVC Cap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33, 40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1in. PVC Cap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34, 41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1in. To 2in. PVC Reducer Bushing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6" calcext:value-type="float">
            <text:p>46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1-1/4in. PVC Connector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40, 43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1/2in. Flexible Pex Tubing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1/2in. Push-to-connect Tee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12in. Mainpiston Connector Ro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2in. Mainpiston Hea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1in. Mainpiston Hea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VC Cement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ftover</text:p>
          </table:table-cell>
          <table:table-cell table:style-name="ce1" office:value-type="string" calcext:value-type="string">
            <text:p>Net Cost</text:p>
          </table:table-cell>
          <table:table-cell table:style-name="ce1" office:value-type="string" calcext:value-type="string">
            <text:p>Use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Piston Materials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MP, Mainpiston, connects LPC and HPC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1/4 in. x 12 in. Stainless-Steel Threaded R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homedepot.com/p/Everbilt-1-4-in-x-12-in-Stainless-Steel-Threaded-Rod-800777/204325650</text:p>
          </table:table-cell>
          <table:table-cell office:value-type="float" office:value="3.98" calcext:value-type="float">
            <text:p>3.98</text:p>
          </table:table-cell>
          <table:table-cell office:value-type="string" calcext:value-type="string">
            <text:p>0”</text:p>
          </table:table-cell>
          <table:table-cell table:formula="of:=[.B21]*[.D21]" office:value-type="currency" office:currency="USD" office:value="3.98" calcext:value-type="currency">
            <text:p>$3.98</text:p>
          </table:table-cell>
          <table:table-cell office:value-type="string" calcext:value-type="string">
            <text:p>Mainpiston Shaft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1/4 in. x 2 in. Black Neoprene Was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homedepot.com/p/Everbilt-1-4-in-x-2-in-Black-Neoprene-Washer-89418/100337933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n/a</text:p>
          </table:table-cell>
          <table:table-cell table:formula="of:=[.B22]*[.D22]" office:value-type="currency" office:currency="USD" office:value="0.78" calcext:value-type="currency">
            <text:p>$0.78</text:p>
          </table:table-cell>
          <table:table-cell office:value-type="string" calcext:value-type="string">
            <text:p>Compacts spacers and washe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3" office:value-type="string" calcext:value-type="string">
            <text:p>1/2 in. x 0.257 in. x 1/2 in. Nylon Outer Diameter Spacers (2-Piec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homedepot.com/p/1-2-in-x-0-257-in-x-1-2-in-Nylon-Outer-Diameter-Spacers-2-Piece-815008/204276571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n/a</text:p>
          </table:table-cell>
          <table:table-cell table:formula="of:=[.B24]*[.D24]" office:value-type="currency" office:currency="USD" office:value="0.65" calcext:value-type="currency">
            <text:p>$0.65</text:p>
          </table:table-cell>
          <table:table-cell office:value-type="string" calcext:value-type="string">
            <text:p>Fits 1/2in. Washers to 1/4in. Shaft</text:p>
          </table:table-cell>
          <table:table-cell table:number-columns-repeated="1017"/>
        </table:table-row>
        <table:table-row table:style-name="ro1" table:number-rows-repeated="5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Piping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-1/4 in. x 2 ft. PVC Sch. 40 Pi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homedepot.com/p/Charlotte-Pipe-1-1-4-in-x-2-ft-PVC-Sch-40-Pipe-PVC-07100-0200/202018045</text:p>
          </table:table-cell>
          <table:table-cell table:style-name="ce9" office:value-type="currency" office:currency="USD" office:value="3.2" calcext:value-type="currency">
            <text:p>$3.20</text:p>
          </table:table-cell>
          <table:table-cell office:value-type="string" calcext:value-type="string">
            <text:p>12”</text:p>
          </table:table-cell>
          <table:table-cell table:formula="of:=[.B31]*[.D31]" office:value-type="currency" office:currency="USD" office:value="3.2" calcext:value-type="currency">
            <text:p>$3.20</text:p>
          </table:table-cell>
          <table:table-cell office:value-type="string" calcext:value-type="string">
            <text:p>SV10, 10-Hole Spool Valve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1 in. x 2 ft. PVC Sch. 40 Pip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http://www.homedepot.com/p/VPC-1-in-x-2-ft-PVC-Sch-40-Pipe-2201/202300506</text:p>
          </table:table-cell>
          <table:table-cell table:style-name="ce10" office:value-type="currency" office:currency="USD" office:value="1.98" calcext:value-type="currency">
            <text:p>$1.98</text:p>
          </table:table-cell>
          <table:table-cell table:style-name="ce11" office:value-type="string" calcext:value-type="string">
            <text:p>0”</text:p>
          </table:table-cell>
          <table:table-cell table:style-name="ce10" table:formula="of:=[.B32]*[.D32]" office:value-type="currency" office:currency="USD" office:value="1.98" calcext:value-type="currency">
            <text:p>$1.98</text:p>
          </table:table-cell>
          <table:table-cell table:style-name="ce13" office:value-type="string" calcext:value-type="string">
            <text:p>HPC, High-Pressure Cylinder; 11-spool</text:p>
          </table:table-cell>
          <table:table-cell table:style-name="ce6" table:number-columns-repeated="1017"/>
        </table:table-row>
        <table:table-row table:style-name="ro3">
          <table:table-cell table:style-name="ce4" office:value-type="string" calcext:value-type="string">
            <text:p>2 in. x 10 ft. PVC Sch. 40 Plain-End Pip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http://www.homedepot.com/p/2-in-x-10-ft-PVC-Sch-40-Plain-End-Pipe-531137/100161954</text:p>
          </table:table-cell>
          <table:table-cell table:style-name="ce10" office:value-type="currency" office:currency="USD" office:value="8.18" calcext:value-type="currency">
            <text:p>$8.18</text:p>
          </table:table-cell>
          <table:table-cell table:style-name="ce11" office:value-type="string" calcext:value-type="string">
            <text:p>9’</text:p>
          </table:table-cell>
          <table:table-cell table:style-name="ce10" table:formula="of:=[.B33]*[.D33]" office:value-type="currency" office:currency="USD" office:value="8.18" calcext:value-type="currency">
            <text:p>$8.18</text:p>
          </table:table-cell>
          <table:table-cell table:style-name="ce13" office:value-type="string" calcext:value-type="string">
            <text:p>LPC, Low-Pressure Cylinder</text:p>
          </table:table-cell>
          <table:table-cell table:style-name="ce6" table:number-columns-repeated="1017"/>
        </table:table-row>
        <table:table-row table:style-name="ro1" table:number-rows-repeated="3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style-name="ce1" office:value-type="string" calcext:value-type="string">
            <text:p>Caps</text:p>
          </table:table-cell>
          <table:table-cell table:number-columns-repeated="2"/>
          <table:table-cell table:style-name="ce9"/>
          <table:table-cell table:number-columns-repeated="1020"/>
        </table:table-row>
        <table:table-row table:style-name="ro1">
          <table:table-cell table:style-name="ce4" office:value-type="string" calcext:value-type="string">
            <text:p>2 in. PVC Sch. 40 FPT Cap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https://www.amazon.com/Charlotte-School-Pvc-02117-1800/dp/B000VL7U38/ref=sr_1_1?ie=UTF8&amp;qid=1469130970&amp;sr=8-1&amp;keywords=2+in.+PVC+cap+FPT</text:p>
          </table:table-cell>
          <table:table-cell table:style-name="ce10" office:value-type="currency" office:currency="USD" office:value="1.22" calcext:value-type="currency">
            <text:p>$1.22</text:p>
          </table:table-cell>
          <table:table-cell table:style-name="ce11" office:value-type="string" calcext:value-type="string">
            <text:p>n/a</text:p>
          </table:table-cell>
          <table:table-cell table:style-name="ce10" table:formula="of:=[.B38]*[.D38]" office:value-type="currency" office:currency="USD" office:value="1.22" calcext:value-type="currency">
            <text:p>$1.22</text:p>
          </table:table-cell>
          <table:table-cell table:style-name="ce13" office:value-type="string" calcext:value-type="string">
            <text:p>Removable cover for LPC</text:p>
          </table:table-cell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1-1/4 in. PVC Sch. 40 FPT C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mazon.com/Lasco-448-012-Threaded-Cap%252c-LASCO/dp/B0195UH0U8/ref=sr_1_1?ie=UTF8&amp;qid=1469131420&amp;sr=8-1&amp;keywords=1-1%2F4+in.+PVC+cap+FPT</text:p>
          </table:table-cell>
          <table:table-cell table:style-name="ce9" office:value-type="currency" office:currency="USD" office:value="0.5" calcext:value-type="currency">
            <text:p>$0.50</text:p>
          </table:table-cell>
          <table:table-cell office:value-type="string" calcext:value-type="string">
            <text:p>n/a</text:p>
          </table:table-cell>
          <table:table-cell table:formula="of:=[.B39]*[.D39]" office:value-type="currency" office:currency="USD" office:value="1" calcext:value-type="currency">
            <text:p>$1.00</text:p>
          </table:table-cell>
          <table:table-cell office:value-type="string" calcext:value-type="string">
            <text:p>Removable covers for SV1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 in. PVC Sch. 40 FPT Cap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http://www.homedepot.com/p/Charlotte-Pipe-1-in-PVC-Sch-40-FPT-Cap-PVC021171200HD/203811724</text:p>
          </table:table-cell>
          <table:table-cell table:style-name="ce10" office:value-type="currency" office:currency="USD" office:value="1.32" calcext:value-type="currency">
            <text:p>$1.32</text:p>
          </table:table-cell>
          <table:table-cell table:style-name="ce11" office:value-type="string" calcext:value-type="string">
            <text:p>n/a</text:p>
          </table:table-cell>
          <table:table-cell table:style-name="ce10" table:formula="of:=[.B40]*[.D40]" office:value-type="currency" office:currency="USD" office:value="1.32" calcext:value-type="currency">
            <text:p>$1.32</text:p>
          </table:table-cell>
          <table:table-cell table:style-name="ce13" office:value-type="string" calcext:value-type="string">
            <text:p>Removable cover for HPC</text:p>
          </table:table-cell>
          <table:table-cell table:style-name="ce6" table:number-columns-repeated="1017"/>
        </table:table-row>
        <table:table-row table:style-name="ro1" table:number-rows-repeated="3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style-name="ce1" office:value-type="string" calcext:value-type="string">
            <text:p>Adapters</text:p>
          </table:table-cell>
          <table:table-cell table:number-columns-repeated="2"/>
          <table:table-cell table:style-name="ce9"/>
          <table:table-cell table:number-columns-repeated="1020"/>
        </table:table-row>
        <table:table-row table:style-name="ro2">
          <table:table-cell table:style-name="ce3" office:value-type="string" calcext:value-type="string">
            <text:p>2 in. PVC Sch. 40 Female S x FPT Adap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homedepot.com/p/Charlotte-Pipe-2-in-PVC-Sch-40-Female-S-x-FPT-Adapter-PVC021011600HD/203811416</text:p>
          </table:table-cell>
          <table:table-cell table:style-name="ce9" office:value-type="currency" office:currency="USD" office:value="1.53" calcext:value-type="currency">
            <text:p>$1.53</text:p>
          </table:table-cell>
          <table:table-cell office:value-type="string" calcext:value-type="string">
            <text:p>n/a</text:p>
          </table:table-cell>
          <table:table-cell table:formula="of:=[.B45]*[.D45]" office:value-type="currency" office:currency="USD" office:value="1.53" calcext:value-type="currency">
            <text:p>$1.53</text:p>
          </table:table-cell>
          <table:table-cell office:value-type="string" calcext:value-type="string">
            <text:p>Connects LPC to Reducer Bushing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1-1/4 in. PVC Sch. 40 MPT x S Male Adap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www.homedepot.com/p/Charlotte-Pipe-1-1-4-in-PVC-Sch-40-MPT-x-S-Male-Adapter-PVC021091200HD/203811644</text:p>
          </table:table-cell>
          <table:table-cell table:style-name="ce9" office:value-type="currency" office:currency="USD" office:value="0.98" calcext:value-type="currency">
            <text:p>$0.98</text:p>
          </table:table-cell>
          <table:table-cell office:value-type="string" calcext:value-type="string">
            <text:p>n/a</text:p>
          </table:table-cell>
          <table:table-cell table:formula="of:=[.B46]*[.D46]" office:value-type="currency" office:currency="USD" office:value="1.96" calcext:value-type="currency">
            <text:p>$1.96</text:p>
          </table:table-cell>
          <table:table-cell office:value-type="string" calcext:value-type="string">
            <text:p>Fittings for SV10 Caps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NIBCO 436 Series PVC Pipe Fitting, Adapter, Schedule 40, 1" Slip x NPT 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mazon.com/NIBCO-Pipe-Fitting-Adapter-Schedule/dp/B007Q45D2S/ref=sr_1_1?ie=UTF8&amp;qid=1469122194&amp;sr=8-1&amp;keywords=1in.+PVC+Male+x+Socket</text:p>
          </table:table-cell>
          <table:table-cell table:style-name="ce9" office:value-type="currency" office:currency="USD" office:value="4.76" calcext:value-type="currency">
            <text:p>$4.76</text:p>
          </table:table-cell>
          <table:table-cell office:value-type="string" calcext:value-type="string">
            <text:p>n/a</text:p>
          </table:table-cell>
          <table:table-cell table:formula="of:=[.B47]*[.D47]" office:value-type="currency" office:currency="USD" office:value="9.52" calcext:value-type="currency">
            <text:p>$9.52</text:p>
          </table:table-cell>
          <table:table-cell office:value-type="string" calcext:value-type="string">
            <text:p>Fitting for HPC Cap; connects HPC to Reducer Bushing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2 in. PVC Sch. 40 Female S x FPT Adap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homedepot.com/p/Charlotte-Pipe-2-in-PVC-Sch-40-Female-S-x-FPT-Adapter-PVC021011600HD/203811416</text:p>
          </table:table-cell>
          <table:table-cell table:style-name="ce9" office:value-type="currency" office:currency="USD" office:value="1.53" calcext:value-type="currency">
            <text:p>$1.53</text:p>
          </table:table-cell>
          <table:table-cell office:value-type="string" calcext:value-type="string">
            <text:p>n/a</text:p>
          </table:table-cell>
          <table:table-cell table:formula="of:=[.B48]*[.D48]" office:value-type="currency" office:currency="USD" office:value="1.53" calcext:value-type="currency">
            <text:p>$1.53</text:p>
          </table:table-cell>
          <table:table-cell office:value-type="string" calcext:value-type="string">
            <text:p>Fitting for LPC Cap</text:p>
          </table:table-cell>
          <table:table-cell table:number-columns-repeated="1017"/>
        </table:table-row>
        <table:table-row table:style-name="ro1">
          <table:table-cell table:style-name="ce3"/>
          <table:table-cell table:number-columns-repeated="2"/>
          <table:table-cell table:style-name="ce9"/>
          <table:table-cell table:number-columns-repeated="1020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style-name="ce1" office:value-type="string" calcext:value-type="string">
            <text:p>Bushings</text:p>
          </table:table-cell>
          <table:table-cell table:number-columns-repeated="2"/>
          <table:table-cell table:style-name="ce9"/>
          <table:table-cell table:number-columns-repeated="1020"/>
        </table:table-row>
        <table:table-row table:style-name="ro1">
          <table:table-cell table:style-name="ce4" office:value-type="string" calcext:value-type="string">
            <text:p>Lasco 2x1 MPTxFPT Reducer Bushing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https://www.amazon.com/Lasco-439-249-Threaded-Reducer-Bushing%252c/dp/B004UHC0NY/ref=sr_1_1?ie=UTF8&amp;qid=1469132094&amp;sr=8-1&amp;keywords=PVC+FPT+reducer+bushing</text:p>
          </table:table-cell>
          <table:table-cell table:style-name="ce10" office:value-type="currency" office:currency="USD" office:value="3.09" calcext:value-type="currency">
            <text:p>$3.09</text:p>
          </table:table-cell>
          <table:table-cell table:style-name="ce11" office:value-type="string" calcext:value-type="string">
            <text:p>n/a</text:p>
          </table:table-cell>
          <table:table-cell table:style-name="ce10" table:formula="of:=[.B52]*[.D52]" office:value-type="currency" office:currency="USD" office:value="3.09" calcext:value-type="currency">
            <text:p>$3.09</text:p>
          </table:table-cell>
          <table:table-cell table:style-name="ce13" office:value-type="string" calcext:value-type="string">
            <text:p>Connects LPC to HPC</text:p>
          </table:table-cell>
          <table:table-cell table:style-name="ce6" table:number-columns-repeated="1017"/>
        </table:table-row>
        <table:table-row table:style-name="ro1" table:number-rows-repeated="2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style-name="ce1" office:value-type="string" calcext:value-type="string">
            <text:p>Tubing</text:p>
          </table:table-cell>
          <table:table-cell table:number-columns-repeated="2"/>
          <table:table-cell table:style-name="ce9"/>
          <table:table-cell table:number-columns-repeated="1020"/>
        </table:table-row>
        <table:table-row table:style-name="ro5">
          <table:table-cell table:style-name="ce3" office:value-type="string" calcext:value-type="string">
            <text:p>SharkBite 1/2-Inch PEX Tubing, 25 Feet, WHITE, for Residential and Commercial Potable Water Application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m/SharkBite-Residential-Commercial-Potable-Applications/dp/B007AH30A8/ref=sr_1_1?ie=UTF8&amp;qid=1469128307&amp;sr=8-1&amp;keywords=1%2F2+inch+pex</text:p>
          </table:table-cell>
          <table:table-cell table:style-name="ce9" office:value-type="currency" office:currency="USD" office:value="8.64" calcext:value-type="currency">
            <text:p>$8.64</text:p>
          </table:table-cell>
          <table:table-cell office:value-type="string" calcext:value-type="string">
            <text:p>unknown</text:p>
          </table:table-cell>
          <table:table-cell table:formula="of:=[.B56]*[.D56]" office:value-type="currency" office:currency="USD" office:value="8.64" calcext:value-type="currency">
            <text:p>$8.64</text:p>
          </table:table-cell>
          <table:table-cell office:value-type="string" calcext:value-type="string">
            <text:p>Connection of SV10 to LPC and HPC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/2in. Push-to-connect Te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amazon.com/Legris-00WP2-LIQUIfit--Connect-Fitting/dp/B00ANVQPZK/ref=sr_1_1?ie=UTF8&amp;qid=1469131732&amp;sr=8-1&amp;keywords=1%2F2-inch+push+to+connect+tee</text:p>
          </table:table-cell>
          <table:table-cell table:style-name="ce9" office:value-type="currency" office:currency="USD" office:value="3.59" calcext:value-type="currency">
            <text:p>$3.59</text:p>
          </table:table-cell>
          <table:table-cell office:value-type="string" calcext:value-type="string">
            <text:p>n/a</text:p>
          </table:table-cell>
          <table:table-cell table:formula="of:=[.B57]*[.D57]" office:value-type="currency" office:currency="USD" office:value="10.77" calcext:value-type="currency">
            <text:p>$10.77</text:p>
          </table:table-cell>
          <table:table-cell office:value-type="string" calcext:value-type="string">
            <text:p>Division of IN line, OUT split to Comm Ports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style-name="ce1" office:value-type="string" calcext:value-type="string">
            <text:p>Misc</text:p>
          </table:table-cell>
          <table:table-cell table:number-columns-repeated="2"/>
          <table:table-cell table:style-name="ce9"/>
          <table:table-cell table:number-columns-repeated="1020"/>
        </table:table-row>
        <table:table-row table:style-name="ro1">
          <table:table-cell table:style-name="ce3" office:value-type="string" calcext:value-type="string">
            <text:p>8 oz. PVC C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homedepot.com/p/Oatey-8-oz-PVC-Cement-310133/100345577</text:p>
          </table:table-cell>
          <table:table-cell table:style-name="ce9" office:value-type="currency" office:currency="USD" office:value="4.94" calcext:value-type="currency">
            <text:p>$4.94</text:p>
          </table:table-cell>
          <table:table-cell office:value-type="string" calcext:value-type="string">
            <text:p>unknown</text:p>
          </table:table-cell>
          <table:table-cell table:formula="of:=[.B60]*[.D60]" office:value-type="currency" office:currency="USD" office:value="4.94" calcext:value-type="currency">
            <text:p>$4.94</text:p>
          </table:table-cell>
          <table:table-cell office:value-type="string" calcext:value-type="string">
            <text:p>Socket fittings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number-columns-repeated="2"/>
          <table:table-cell table:style-name="ce9"/>
          <table:table-cell/>
          <table:table-cell table:formula="of:=SUM([.F19:.F56])" office:value-type="currency" office:currency="USD" office:value="48.58" calcext:value-type="currency">
            <text:p>$48.58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1">00/00/0000</text:date>, <text:time style:data-style-name="N2" text:time-value="14:04:36.15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1T15:10:37.108000000</meta:creation-date>
    <meta:editing-duration>PT16H8M28S</meta:editing-duration>
    <meta:editing-cycles>7</meta:editing-cycles>
    <meta:generator>LibreOffice/5.1.4.2$Windows_X86_64 LibreOffice_project/f99d75f39f1c57ebdd7ffc5f42867c12031db97a</meta:generator>
    <dc:date>2016-07-31T14:55:57.634000000</dc:date>
    <meta:document-statistic meta:table-count="1" meta:cell-count="181" meta:object-count="0"/>
  </office:meta>
</office:document-meta>
</file>